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Bandit passwords</text:p>
      <text:p text:style-name="Standard">Lv 0 – bandit0</text:p>
      <text:p text:style-name="Standard">-Lv1<text:s/>-<text:s/>boJ9jbbUNNfktd78OOpsqOltutMc3MY1</text:p>
      <text:p text:style-name="Standard">Lv2 <text:s/>-CV1DtqXWVFXTvM2F0k09SHz0YwRINYA9</text:p>
      <text:p text:style-name="Standard">Lv3 <text:s/>-UmHadQclWmgdLOKQ3YNgjWxGoRMb5luK</text:p>
      <text:p text:style-name="Standard">Lv4 <text:s/>-pIwrPrtPN36QITSp3EQaw936yaFoFgAB</text:p>
      <text:p text:style-name="Standard">Lv5 <text:s/>-koReBOKuIDDepwhWk7jZC0RTdopnAYKh</text:p>
      <text:p text:style-name="Standard">Lv6 <text:s/>-DXjZPULLxYr17uwoI01bNLQbtFemEgo7</text:p>
      <text:p text:style-name="Standard">Lv7<text:s/>-HKBPTKQnIay4Fw76bEy8PVxKEDQRKTzs</text:p>
      <text:p text:style-name="Standard">Lv8<text:s/>-cvX2JJa4CFALtqS87jk27qwqGhBM9plV</text:p>
      <text:p text:style-name="Standard">Lv 9<text:s/>-UsvVyFSfZZWbi6wgC7dAFyFuR6jQQUhR</text:p>
      <text:p text:style-name="Standard">Lv10-<text:s/>truKLdjsbJ5g7yyJ2X2R0o3a5HQJFuLk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NDINI S KUMAR</dc:creator>
    <meta:creation-date>2020-11-03T15:48:00Z</meta:creation-date>
    <dc:date>2020-11-04T08:35:00Z</dc:date>
    <meta:template xlink:href="Normal" xlink:type="simple"/>
    <meta:editing-cycles>3</meta:editing-cycles>
    <meta:editing-duration>PT120S</meta:editing-duration>
    <meta:document-statistic meta:page-count="1" meta:paragraph-count="1" meta:word-count="62" meta:character-count="421" meta:row-count="3" meta:non-whitespace-character-count="360"/>
  </office:meta>
</office:document-meta>
</file>